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onstraint.ReferenceConstraint( String definition , NamePath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Constraint.check( Internal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eConstraint.DateConstraint( String defini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tringConstraint.check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ericConstraint.NumericConstraint( String defini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NameConstraint.check( Internal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ooleanConstraint.check( boolean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Constraint.NameConstraint( String definition , NamePath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erenceConstraint.getDefinition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Constraint.getDefinition( NamePath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Constra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Constraint.check( InternalValue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ameConstraint.getDefinition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Constraint.create( int type , String definition , NamePathResolver resolv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ateConstraint.check( Calendar c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umericConstraint.check( double numb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ringConstraint.StringConstraint( String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Constraint.check( Internal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Constraint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straint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Constraint.getDefinition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straint.BooleanConstraint( String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Constraint.ValueConstraint( String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onstraint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straint.check( Internal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Constraint.PathConstraint( String definition , NamePath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hConstraint.check( InternalValu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ferenceConstraint.check( Internal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